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order-bottom="none" fo:background-color="#00ff00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00ff00" fo:border-left="0.06pt solid #000000" fo:border-right="0.06pt solid #000000" fo:border-top="none"/>
    </style:style>
    <style:style style:name="ce8" style:family="table-cell" style:parent-style-name="Default">
      <style:table-cell-properties fo:background-color="#23ff23"/>
    </style:style>
    <style:style style:name="ce9" style:family="table-cell" style:parent-style-name="Default">
      <style:table-cell-properties fo:background-color="#00b8ff"/>
    </style:style>
    <style:style style:name="ce10" style:family="table-cell" style:parent-style-name="Default">
      <style:table-cell-properties fo:background-color="#00b8ff"/>
      <style:text-properties style:use-window-font-color="true"/>
    </style:style>
    <style:style style:name="ce11" style:family="table-cell" style:parent-style-name="Default">
      <style:table-cell-properties fo:background-color="#00b8ff"/>
      <style:text-properties fo:color="#99ccff"/>
    </style:style>
    <style:style style:name="ce12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 office:value-type="string">
            <text:p>Mercury R/D</text:p>
          </table:table-cell>
          <table:table-cell office:value-type="string">
            <text:p>Saturn R/D</text:p>
          </table:table-cell>
          <table:table-cell office:value-type="string">
            <text:p>Venus R/D</text:p>
          </table:table-cell>
          <table:table-cell office:value-type="string">
            <text:p>Mars R/D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 table:style-name="ce4"/>
          <table:table-cell table:style-name="ce11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 table:style-name="ce4"/>
          <table:table-cell table:style-name="ce11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33.42219907">
            <text:p>2424533.42219907</text:p>
          </table:table-cell>
          <table:table-cell table:style-name="ce1" office:value-type="string">
            <text:p>1926-01-17 17:07:58.1250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74.69782407">
            <text:p>2424574.69782407</text:p>
          </table:table-cell>
          <table:table-cell table:style-name="ce1" office:value-type="string">
            <text:p>1926-02-27 23:44:52.96875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21.20844907">
            <text:p>2424721.20844907</text:p>
          </table:table-cell>
          <table:table-cell table:style-name="ce2" office:value-type="string">
            <text:p>1926-07-24 12:00:10.54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 table:style-name="ce4" office:value-type="string">
            <text:p>pg. 120 Marie Mysterious letter (1927-06-05 3 am): G.Moon is on this degree. <text:s/>Note: G.Mercury goes Direct 3 times after this, before 1927-06-05.</text:p>
          </table:table-cell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45.20015046">
            <text:p>2424745.20015046</text:p>
          </table:table-cell>
          <table:table-cell table:style-name="ce2" office:value-type="string">
            <text:p>1926-08-17 11:48:13.3593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29.378201131645">
            <text:p>129.3782011316</text:p>
          </table:table-cell>
          <table:table-cell table:style-name="ce2" office:value-type="float" office:value="106.550356882606">
            <text:p>106.5503568826</text:p>
          </table:table-cell>
          <table:table-cell table:style-name="ce4" office:value-type="string">
            <text:p>ep</text:p>
          </table:table-cell>
          <table:table-cell table:style-name="ce2" table:number-columns-repeated="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787.73554398">
            <text:p>2424787.73554398</text:p>
          </table:table-cell>
          <table:table-cell table:style-name="ce2" office:value-type="string">
            <text:p>1926-09-29 00:39:11.95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49.4571316764997">
            <text:p>49.4571316765</text:p>
          </table:table-cell>
          <table:table-cell table:style-name="ce2" office:value-type="float" office:value="26.6280210193003">
            <text:p>26.6280210193</text:p>
          </table:table-cell>
          <table:table-cell table:style-name="ce2" table:number-columns-repeated="3"/>
          <table:table-cell table:style-name="ce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4802.67451389">
            <text:p>2424802.67451389</text:p>
          </table:table-cell>
          <table:table-cell table:style-name="ce2" office:value-type="string">
            <text:p>1926-10-13 23:11:18.51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17.313553072298">
            <text:p>317.3135530723</text:p>
          </table:table-cell>
          <table:table-cell table:style-name="ce2" office:value-type="float" office:value="294.484077511656">
            <text:p>294.4840775117</text:p>
          </table:table-cell>
          <table:table-cell table:style-name="ce2" table:number-columns-repeated="3"/>
          <table:table-cell table:style-name="ce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805.6359375">
            <text:p>2424805.6359375</text:p>
          </table:table-cell>
          <table:table-cell table:style-name="ce2" office:value-type="string">
            <text:p>1926-10-16 22:15:45.70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5.943784438679">
            <text:p>105.9437844387</text:p>
          </table:table-cell>
          <table:table-cell table:style-name="ce2" office:value-type="float" office:value="83.1141739878627">
            <text:p>83.1141739879</text:p>
          </table:table-cell>
          <table:table-cell table:style-name="ce2" table:number-columns-repeated="3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35.13362268">
            <text:p>2424835.13362268</text:p>
          </table:table-cell>
          <table:table-cell table:style-name="ce2" office:value-type="string">
            <text:p>1926-11-15 10:12:25.3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51.398623498614">
            <text:p>251.3986234986</text:p>
          </table:table-cell>
          <table:table-cell table:style-name="ce2" office:value-type="float" office:value="228.568024161525">
            <text:p>228.5680241615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4849.28706019">
            <text:p>2424849.28706019</text:p>
          </table:table-cell>
          <table:table-cell table:style-name="ce2" office:value-type="string">
            <text:p>1926-11-29 13:53:22.734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6.991949142133">
            <text:p>146.9919491421</text:p>
          </table:table-cell>
          <table:table-cell table:style-name="ce2" office:value-type="float" office:value="124.160734139928">
            <text:p>124.1607341399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4854.96454861">
            <text:p>2424854.96454861</text:p>
          </table:table-cell>
          <table:table-cell table:style-name="ce2" office:value-type="string">
            <text:p>1926-12-05 06:08:57.89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55.521487115955">
            <text:p>355.521487116</text:p>
          </table:table-cell>
          <table:table-cell table:style-name="ce2" office:value-type="float" office:value="332.690051212617">
            <text:p>332.6900512126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54.96943287">
            <text:p>2424854.96943287</text:p>
          </table:table-cell>
          <table:table-cell table:style-name="ce2" office:value-type="string">
            <text:p>1926-12-05 06:15:59.76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35.184135970743">
            <text:p>235.1841359707</text:p>
          </table:table-cell>
          <table:table-cell table:style-name="ce2" office:value-type="float" office:value="212.352699715419">
            <text:p>212.3526997154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856.5978588">
            <text:p>2424856.5978588</text:p>
          </table:table-cell>
          <table:table-cell table:style-name="ce2" office:value-type="string">
            <text:p>1926-12-06 21:20:55.078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.5233266788995">
            <text:p>34.5233266789</text:p>
          </table:table-cell>
          <table:table-cell table:style-name="ce2" office:value-type="float" office:value="11.6917626902236">
            <text:p>11.6917626902</text:p>
          </table:table-cell>
          <table:table-cell table:style-name="ce2" table:number-columns-repeated="3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43.8109838">
            <text:p>2424943.8109838</text:p>
          </table:table-cell>
          <table:table-cell table:style-name="ce2" office:value-type="string">
            <text:p>1927-03-04 02:27:49.921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57.514131215635">
            <text:p>357.5141312156</text:p>
          </table:table-cell>
          <table:table-cell table:style-name="ce2" office:value-type="float" office:value="334.678768959343">
            <text:p>334.6787689593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4957.47858796">
            <text:p>2424957.47858796</text:p>
          </table:table-cell>
          <table:table-cell table:style-name="ce2" office:value-type="string">
            <text:p>1927-03-17 18:29:10.781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47.667319099257">
            <text:p>247.6673190993</text:p>
          </table:table-cell>
          <table:table-cell table:style-name="ce2" office:value-type="float" office:value="224.831599473523">
            <text:p>224.8315994735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66.60273148">
            <text:p>2424966.60273148</text:p>
          </table:table-cell>
          <table:table-cell table:style-name="ce2" office:value-type="string">
            <text:p>1927-03-26 21:27:56.953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3.905458456754">
            <text:p>343.9054584568</text:p>
          </table:table-cell>
          <table:table-cell table:style-name="ce2" office:value-type="float" office:value="321.069537659912">
            <text:p>321.0695376599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967.91927083">
            <text:p>2424967.91927083</text:p>
          </table:table-cell>
          <table:table-cell table:style-name="ce2" office:value-type="string">
            <text:p>1927-03-28 05:03:45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3.775518894962">
            <text:p>103.775518895</text:p>
          </table:table-cell>
          <table:table-cell table:style-name="ce2" office:value-type="float" office:value="80.9395278298353">
            <text:p>80.9395278298</text:p>
          </table:table-cell>
          <table:table-cell table:style-name="ce2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006.32197917">
            <text:p>2425006.32197917</text:p>
          </table:table-cell>
          <table:table-cell table:style-name="ce2" office:value-type="string">
            <text:p>1927-05-05 14:43:39.14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44.191066492446">
            <text:p>144.1910664924</text:p>
          </table:table-cell>
          <table:table-cell table:style-name="ce2" office:value-type="float" office:value="121.35388610348">
            <text:p>121.3538861035</text:p>
          </table:table-cell>
          <table:table-cell table:style-name="ce2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67.94795139">
            <text:p>2425067.94795139</text:p>
          </table:table-cell>
          <table:table-cell table:style-name="ce2" office:value-type="string">
            <text:p>1927-07-06 05:45:03.5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22.22184683301">
            <text:p>122.221846833</text:p>
          </table:table-cell>
          <table:table-cell table:style-name="ce2" office:value-type="float" office:value="99.3818456771825">
            <text:p>99.3818456772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070.90571759">
            <text:p>2425070.90571759</text:p>
          </table:table-cell>
          <table:table-cell table:style-name="ce2" office:value-type="string">
            <text:p>1927-07-09 04:44:14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 table:style-name="ce4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086.02290509">
            <text:p>2425086.02290509</text:p>
          </table:table-cell>
          <table:table-cell table:style-name="ce2" office:value-type="string">
            <text:p>1927-07-24 07:32:59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 table:style-name="ce4"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92.15021991">
            <text:p>2425092.15021991</text:p>
          </table:table-cell>
          <table:table-cell table:style-name="ce2" office:value-type="string">
            <text:p>1927-07-30 10:36:19.6875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 table:style-name="ce4"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12.98579861">
            <text:p>2425112.98579861</text:p>
          </table:table-cell>
          <table:table-cell table:style-name="ce1" office:value-type="string">
            <text:p>1927-08-20 06:39:33.0468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55.61641204">
            <text:p>2425155.61641204</text:p>
          </table:table-cell>
          <table:table-cell table:style-name="ce1" office:value-type="string">
            <text:p>1927-10-01 21:47:38.2031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 table:style-name="ce4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 table:style-name="ce4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 table:style-name="ce8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 table:style-name="ce8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562.67207176">
            <text:p>2425562.67207176</text:p>
          </table:table-cell>
          <table:table-cell table:style-name="ce3" office:value-type="string">
            <text:p>1928-11-11 23:07:47.578125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638.9971412">
            <text:p>2425638.9971412</text:p>
          </table:table-cell>
          <table:table-cell table:style-name="ce3" office:value-type="string">
            <text:p>1929-01-27 06:55:53.906250 EST-0500</text:p>
          </table:table-cell>
          <table:table-cell table:style-name="ce3" office:value-type="string">
            <text:p>D</text:p>
          </table:table-cell>
          <table:table-cell table:style-name="ce3"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00.6249537">
            <text:p>2425700.6249537</text:p>
          </table:table-cell>
          <table:table-cell table:style-name="ce1" office:value-type="string">
            <text:p>1929-03-29 21:59:56.4843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43.12434028">
            <text:p>2425743.12434028</text:p>
          </table:table-cell>
          <table:table-cell table:style-name="ce1" office:value-type="string">
            <text:p>1929-05-11 09:59:03.75000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880.26240741">
            <text:p>2425880.26240741</text:p>
          </table:table-cell>
          <table:table-cell table:style-name="ce2" office:value-type="string">
            <text:p>1929-09-25 13:17:52.26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889.88765046">
            <text:p>2425889.88765046</text:p>
          </table:table-cell>
          <table:table-cell table:style-name="ce2" office:value-type="string">
            <text:p>1929-10-05 04:18:13.359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01.71443287">
            <text:p>2425901.71443287</text:p>
          </table:table-cell>
          <table:table-cell table:style-name="ce2" office:value-type="string">
            <text:p>1929-10-17 00:08:47.3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5905.33930556">
            <text:p>2425905.33930556</text:p>
          </table:table-cell>
          <table:table-cell table:style-name="ce2" office:value-type="string">
            <text:p>1929-10-20 15:08:36.7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951.64119213">
            <text:p>2425951.64119213</text:p>
          </table:table-cell>
          <table:table-cell table:style-name="ce2" office:value-type="string">
            <text:p>1929-12-05 22:23:19.2187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962.56586806">
            <text:p>2425962.56586806</text:p>
          </table:table-cell>
          <table:table-cell table:style-name="ce2" office:value-type="string">
            <text:p>1929-12-16 20:34:51.7968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89.56905093">
            <text:p>2425989.56905093</text:p>
          </table:table-cell>
          <table:table-cell table:style-name="ce2" office:value-type="string">
            <text:p>1930-01-12 20:39:26.0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6007.8606713">
            <text:p>2426007.8606713</text:p>
          </table:table-cell>
          <table:table-cell table:style-name="ce2" office:value-type="string">
            <text:p>1930-01-31 03:39:22.5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010.23371528">
            <text:p>2426010.23371528</text:p>
          </table:table-cell>
          <table:table-cell table:style-name="ce2" office:value-type="string">
            <text:p>1930-02-02 12:36:33.75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6067.25520833">
            <text:p>2426067.25520833</text:p>
          </table:table-cell>
          <table:table-cell table:style-name="ce2" office:value-type="string">
            <text:p>1930-03-31 13:07:30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6088.04988426">
            <text:p>2426088.04988426</text:p>
          </table:table-cell>
          <table:table-cell table:style-name="ce2" office:value-type="string">
            <text:p>1930-04-21 08:11:50.156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05.42658565">
            <text:p>2426105.42658565</text:p>
          </table:table-cell>
          <table:table-cell table:style-name="ce2" office:value-type="string">
            <text:p>1930-05-08 17:14:17.8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 table:style-name="ce4"/>
          <table:table-cell table:style-name="ce9"/>
          <table:table-cell office:value-type="string">
            <text:p>pg. 278-279. <text:s/>G.Mercury Retro is DJIA Low. <text:s/>G.Mercury later going over this degree while direct is DJIA Low agai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6108.82869213">
            <text:p>2426108.82869213</text:p>
          </table:table-cell>
          <table:table-cell table:style-name="ce2" office:value-type="string">
            <text:p>1930-05-12 02:53:19.218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29.27302083">
            <text:p>2426129.27302083</text:p>
          </table:table-cell>
          <table:table-cell table:style-name="ce2" office:value-type="string">
            <text:p>1930-06-01 13:33:09.8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 table:style-name="ce4"/>
          <table:table-cell table:style-name="ce9"/>
          <table:table-cell office:value-type="string">
            <text:p>pg. 278-279. <text:s/>G.Mercury Retro is DJIA High.</text:p>
          </table:table-cell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 table:style-name="ce4"/>
          <table:table-cell table:style-name="ce9" office:value-type="string">
            <text:p>Saturn Direct</text:p>
          </table:table-cell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282.65803241">
            <text:p>2426282.65803241</text:p>
          </table:table-cell>
          <table:table-cell table:style-name="ce1" office:value-type="string">
            <text:p>1930-11-01 22:47:34.6875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323.76460648">
            <text:p>2426323.76460648</text:p>
          </table:table-cell>
          <table:table-cell table:style-name="ce1" office:value-type="string">
            <text:p>1930-12-13 01:21:02.10937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 table:style-name="ce4"/>
          <table:table-cell table:number-columns-repeated="2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 table:style-name="ce4"/>
          <table:table-cell table:number-columns-repeated="2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16:5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4-04-11T14:41:15</dc:date>
    <dc:creator>Ryan </dc:creator>
    <meta:editing-duration>PT14H38M53S</meta:editing-duration>
    <meta:editing-cycles>21</meta:editing-cycles>
    <meta:document-statistic meta:table-count="1" meta:cell-count="5598" meta:object-count="0"/>
  </office:meta>
</office:document-meta>
</file>